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1" fo:font-size="8pt" fo:font-style="normal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style:use-window-font-color="true" style:font-name="Times New Roman" fo:font-size="8pt" fo:language="zxx" fo:country="none" fo:font-style="normal" style:font-name-asian="Times New Roman" style:font-size-asian="6.80000019073486pt" style:font-name-complex="Times New Roman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use-window-font-color="true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normal" style:font-name-complex="Tahoma" style:font-size-complex="8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text-outline="false" style:font-name="Times New Roman1" fo:font-size="8pt" fo:font-style="normal" fo:text-shadow="none" fo:font-weight="normal" style:text-underline-mode="continuous" style:text-line-through-mode="continuous" style:font-name-asian="SimSun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text-outline="false" style:font-name="Times New Roman1" fo:font-size="8pt" fo:font-style="normal" fo:text-shadow="none" style:text-underline-style="none" fo:font-weight="normal" style:text-underline-mode="continuous" style:text-line-through-mode="continuous" style:font-name-asian="SimSun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use-window-font-color="true" style:text-outline="false" style:font-name="Times New Roman1" fo:font-size="8pt" fo:font-style="normal" fo:text-shadow="none" fo:font-weight="bold" style:text-underline-mode="continuous" style:text-line-through-mode="continuous" style:font-name-asian="Times New Roman" style:font-size-asian="6.80000019073486pt" style:font-style-asian="normal" style:font-weight-asian="bold" style:font-name-complex="Times New Roman" style:font-size-complex="6.80000019073486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use-window-font-color="true" style:text-outline="false" style:font-name="Times New Roman1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style:use-window-font-color="true" style:font-name="Times New Roman" fo:font-size="8pt" fo:font-style="normal" style:font-name-asian="Times New Roman" style:font-size-asian="6.80000019073486pt" style:font-name-complex="Times New Roman" style:font-size-complex="8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imes New Roman1" fo:font-size="8pt"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1" fo:font-size="8pt" fo:font-style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position="0% 100%" style:font-name="Times New Roman" fo:font-size="12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font-name="Times New Roman" fo:font-size="12pt"/>
    </style:style>
    <style:style style:name="T11" style:family="text">
      <style:text-properties style:use-window-font-color="true" style:text-outline="false" style:text-position="0% 100%" style:font-name="Times New Roman" fo:font-size="8pt" fo:letter-spacing="normal" fo:language="ru" fo:country="RU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Arial Unicode MS" style:font-size-asian="6.80000019073486pt" style:language-asian="zxx" style:country-asian="none" style:font-style-asian="italic" style:font-weight-asian="normal" style:font-name-complex="Tahoma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outline="false" style:text-position="0% 100%" style:font-name="Times New Roman" fo:font-size="10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54" table:default-cell-style-name="ce5"/>
        <table:table-column table:style-name="co1" table:default-cell-style-name="ce15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7" office:value-type="string">
            <text:p>Философы от культуры</text:p>
          </table:table-cell>
          <table:table-cell table:style-name="ce10" office:value-type="string">
            <text:p>Политические философы</text:p>
          </table:table-cell>
          <table:table-cell table:style-name="ce11" office:value-type="string">
            <text:p>Философы от бизнеса</text:p>
          </table:table-cell>
          <table:table-cell table:style-name="ce11" office:value-type="string">
            <text:p>Идеологи, <text:s/>философы- идеалисты</text:p>
          </table:table-cell>
          <table:table-cell table:style-name="ce11" office:value-type="string">
            <text:p>Информационные философы</text:p>
          </table:table-cell>
          <table:table-cell table:style-name="ce14" office:value-type="string">
            <text:p>Философствующие обыватели</text:p>
          </table:table-cell>
          <table:table-cell table:style-name="ce14" office:value-type="string">
            <text:p>Философствующие сексологи</text:p>
          </table:table-cell>
          <table:table-cell table:style-name="ce14" office:value-type="string">
            <text:p>Философствующие колдуны и ведьмы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</text:span><text:span text:style-name="T1">разного рода </text:span><text:span text:style-name="T1">географии, </text:span><text:span text:style-name="T1">топология</text:span></text:p>
          </table:table-cell>
          <table:table-cell office:value-type="string">
            <text:p>Пространства, меняющиеся во времени <text:s text:c="11"/><text:span text:style-name="T4">меры, единицы </text:span><text:span text:style-name="T4">измерения</text:span></text:p>
          </table:table-cell>
          <table:table-cell office:value-type="string">
            <text:p>Материальные пространства <text:s text:c="2"/><text:span text:style-name="T2">размеры и форма </text:span><text:span text:style-name="T2">материальных </text:span><text:span text:style-name="T2">объектов,</text:span></text:p>
            <text:p><text:span text:style-name="T3">расстояния между </text:span><text:span text:style-name="T3">материальными </text:span><text:span text:style-name="T3">объектами</text:span><text:span text:style-name="T6">, </text:span><text:span text:style-name="T6">Воддое, воздушное, </text:span><text:span text:style-name="T6">космическое, </text:span><text:span text:style-name="T6">земное и прочие </text:span><text:span text:style-name="T6">пространства</text:span></text:p>
          </table:table-cell>
          <table:table-cell office:value-type="string">
            <text:p>Биологические пространства <text:s text:c="2"/><text:span text:style-name="T2">размеры и форма </text:span><text:span text:style-name="T2">биологических </text:span><text:span text:style-name="T2">объектов.расстоян</text:span><text:span text:style-name="T2">ия между </text:span><text:span text:style-name="T2">биологическими </text:span><text:span text:style-name="T2">объектам,</text:span></text:p>
          </table:table-cell>
          <table:table-cell office:value-type="string">
            <text:p>Социальные пространства <text:span text:style-name="T2">размеры и форма </text:span><text:span text:style-name="T2">объектов </text:span><text:span text:style-name="T2">социальной </text:span><text:span text:style-name="T2">реальности, </text:span><text:span text:style-name="T2">расстояния между </text:span><text:span text:style-name="T2">ними, пути </text:span><text:span text:style-name="T2">сообщения <text:s/></text:span></text:p>
          </table:table-cell>
          <table:table-cell office:value-type="string">
            <text:p>Культурные пространства <text:span text:style-name="T11">размеры и форма </text:span><text:span text:style-name="T11">объектов </text:span><text:span text:style-name="T11">культурной </text:span><text:span text:style-name="T11">реальности, </text:span><text:span text:style-name="T11">расстояния между </text:span><text:span text:style-name="T11">ними</text:span></text:p>
          </table:table-cell>
          <table:table-cell office:value-type="string">
            <text:p>Политические пространства <text:span text:style-name="T2">пространство </text:span><text:span text:style-name="T2">власти, границы </text:span><text:span text:style-name="T2">власти, </text:span><text:span text:style-name="T2">политические </text:span><text:span text:style-name="T2">центры и </text:span><text:span text:style-name="T2">периферия, </text:span><text:span text:style-name="T2">размеры <text:s/></text:span><text:span text:style-name="T2">политических </text:span><text:span text:style-name="T2">объектов</text:span></text:p>
          </table:table-cell>
          <table:table-cell office:value-type="string">
            <text:p>Предпринимательские пространства <text:span text:style-name="T2">места деловой </text:span><text:span text:style-name="T2">активности</text:span></text:p>
          </table:table-cell>
          <table:table-cell office:value-type="string">
            <text:p>Идеальные пространства <text:span text:style-name="T2">места поклонения, <text:s/></text:span><text:span text:style-name="T2"><text:s/>сакральные <text:s/>и </text:span><text:span text:style-name="T2">ритуальные <text:s/></text:span><text:span text:style-name="T2">пространства </text:span></text:p>
          </table:table-cell>
          <table:table-cell office:value-type="string">
            <text:p>Информационные пространства <text:s text:c="3"/><text:span text:style-name="T4">о</text:span><text:span text:style-name="T2">хват аудитории, <text:s/></text:span><text:span text:style-name="T2">структура информ. </text:span><text:span text:style-name="T2">пространства</text:span></text:p>
          </table:table-cell>
          <table:table-cell office:value-type="string">
            <text:p>Бытовые пространства <text:s text:c="2"/><text:span text:style-name="T2">пространство </text:span><text:span text:style-name="T2">быта и бытовых </text:span><text:span text:style-name="T2">отношений, его </text:span><text:span text:style-name="T2">размеры и формы </text:span></text:p>
          </table:table-cell>
          <table:table-cell office:value-type="string">
            <text:p>Сексуальные пространства <text:s/><text:span text:style-name="T2">пространство <text:s/></text:span><text:span text:style-name="T2">сексуальных </text:span><text:span text:style-name="T2">отношений, </text:span><text:span text:style-name="T2">размеры и форма </text:span><text:span text:style-name="T2">сексуальных </text:span><text:span text:style-name="T2">объектов</text:span></text:p>
          </table:table-cell>
          <table:table-cell office:value-type="string">
            <text:p>Магические пространства <text:span text:style-name="T2">пространства, </text:span><text:span text:style-name="T2">наполненные </text:span><text:span text:style-name="T2">мистическим </text:span><text:span text:style-name="T2">смыслом, </text:span><text:span text:style-name="T2">волшебные </text:span><text:span text:style-name="T2">пространства, </text:span><text:span text:style-name="T2">размеры и форма </text:span><text:span text:style-name="T2">магических </text:span><text:span text:style-name="T2">объектов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</text:p>
          </table:table-cell>
          <table:table-cell table:style-name="ce3" office:value-type="string">
            <text:p>Философия времени <text:s/><text:span text:style-name="T1">хронология, </text:span><text:span text:style-name="T1">хронометрия, </text:span><text:span text:style-name="T1">естественная и </text:span><text:span text:style-name="T1">социальная </text:span><text:span text:style-name="T1">истории</text:span></text:p>
          </table:table-cell>
          <table:table-cell office:value-type="string">
            <text:p>Материализованное время <text:s text:c="7"/><text:span text:style-name="T2">возраст </text:span><text:span text:style-name="T2">материальных </text:span><text:span text:style-name="T2">объектов, часы как </text:span><text:span text:style-name="T2">материализованное </text:span><text:span text:style-name="T2">время, </text:span></text:p>
            <text:p><text:span text:style-name="T3">Разметка времени </text:span><text:span text:style-name="T3">через изменение </text:span><text:span text:style-name="T3">материальных </text:span><text:span text:style-name="T3">объектов</text:span></text:p>
          </table:table-cell>
          <table:table-cell office:value-type="string">
            <text:p>Биологическое время <text:s text:c="10"/><text:span text:style-name="T2">возраст </text:span><text:span text:style-name="T2">биологических </text:span><text:span text:style-name="T2">объектов, </text:span><text:span text:style-name="T2">биологические </text:span><text:span text:style-name="T2">часы, биоритмы</text:span></text:p>
            <text:p><text:span text:style-name="T2">поколения, время </text:span><text:span text:style-name="T2">жизни, возрасты </text:span><text:span text:style-name="T2">жизни.</text:span></text:p>
            <text:p><text:span text:style-name="T3">Биологические — </text:span><text:span text:style-name="T3">геологические эпохи </text:span><text:span text:style-name="T3"><text:s/>как разметка </text:span><text:span text:style-name="T3">времен</text:span></text:p>
          </table:table-cell>
          <table:table-cell office:value-type="string">
            <text:p>Социальное время <text:s/><text:span text:style-name="T8">в</text:span><text:span text:style-name="T2">озраст </text:span><text:span text:style-name="T2">социальных </text:span><text:span text:style-name="T2">объектов, линейное </text:span><text:span text:style-name="T2">время - </text:span><text:span text:style-name="T2">календарное, </text:span><text:span text:style-name="T2">циклическое время </text:span><text:span text:style-name="T2">— времена года,</text:span></text:p>
            <text:p><text:span text:style-name="T3">поколения, </text:span><text:span text:style-name="T3">формации, </text:span><text:span text:style-name="T3">события и </text:span><text:span text:style-name="T3">происшествия как </text:span><text:span text:style-name="T3">разметка времени </text:span><text:span text:style-name="T3">(до войны и после </text:span><text:span text:style-name="T3">войны). Сутки, </text:span><text:span text:style-name="T3">недели, месяцы, </text:span><text:span text:style-name="T3">годы, столетия</text:span></text:p>
          </table:table-cell>
          <table:table-cell office:value-type="string">
            <text:p>Культурное время <text:span text:style-name="T2">культурный </text:span><text:span text:style-name="T2">возраст, </text:span><text:span text:style-name="T2">культурное время </text:span><text:span text:style-name="T2">(эпохи культуры)</text:span></text:p>
          </table:table-cell>
          <table:table-cell office:value-type="string">
            <text:p>Политическое время <text:s text:c="10"/><text:span text:style-name="T2">возраст </text:span><text:span text:style-name="T2">политических </text:span><text:span text:style-name="T2">объектов, </text:span><text:span text:style-name="T2">политические </text:span><text:span text:style-name="T2">эпохи,</text:span></text:p>
            <text:p><text:span text:style-name="T2">режимы власти,</text:span></text:p>
            <text:p><text:span text:style-name="T3">циклы выборов, </text:span><text:span text:style-name="T3">династическое </text:span><text:span text:style-name="T3">время и пр.</text:span></text:p>
          </table:table-cell>
          <table:table-cell office:value-type="string">
            <text:p>Время бизнеса <text:s/><text:span text:style-name="T2">деловое время </text:span><text:span text:style-name="T2">(оборот времени- </text:span><text:span text:style-name="T2">капитала), время </text:span><text:span text:style-name="T2">кредитов, </text:span><text:span text:style-name="T2">экономические </text:span><text:span text:style-name="T2">циклы</text:span></text:p>
          </table:table-cell>
          <table:table-cell office:value-type="string">
            <text:p>Идеальное (сакральное) время <text:span text:style-name="T2">Исторические и </text:span><text:span text:style-name="T2">культурные даты, </text:span><text:span text:style-name="T2">праздники, <text:s/>юбилеи </text:span><text:span text:style-name="T2">и годовщины как </text:span><text:span text:style-name="T2">разметка времени</text:span><text:span text:style-name="T8">. <text:s/></text:span></text:p>
          </table:table-cell>
          <table:table-cell office:value-type="string">
            <text:p>Информационное время <text:s text:c="13"/><text:span text:style-name="T2">время </text:span><text:span text:style-name="T2">подачи и сбора </text:span><text:span text:style-name="T2">информации, время </text:span><text:span text:style-name="T2">хранения </text:span><text:span text:style-name="T2">информации, </text:span><text:span text:style-name="T2">возраст </text:span><text:span text:style-name="T2">информации, </text:span><text:span text:style-name="T2">программы </text:span><text:span text:style-name="T2">вещания,</text:span></text:p>
          </table:table-cell>
          <table:table-cell office:value-type="string">
            <text:p>Бытовое время <text:s text:c="2"/><text:span text:style-name="T2">утро, день вечер, </text:span><text:span text:style-name="T2">сегодня -завтра, </text:span><text:span text:style-name="T2">давно и вчера, на </text:span><text:span text:style-name="T2">той неделе и в </text:span><text:span text:style-name="T2">прошлом году. </text:span><text:span text:style-name="T2">Рабочее время и </text:span><text:span text:style-name="T2">время отдыха</text:span></text:p>
          </table:table-cell>
          <table:table-cell office:value-type="string">
            <text:p>Сексуальное время <text:span text:style-name="T2">время сексуальных </text:span><text:span text:style-name="T2">отношений </text:span></text:p>
          </table:table-cell>
          <table:table-cell office:value-type="string">
            <text:p>Магическое время <text:s/><text:span text:style-name="T18">в</text:span><text:span text:style-name="T3">ремя колдовства, </text:span><text:span text:style-name="T3">трансформированн</text:span><text:span text:style-name="T3">ое время (будущее-</text:span><text:span text:style-name="T3">прошлое), </text:span><text:span text:style-name="T3">предсказания, </text:span><text:span text:style-name="T3">прозрения и </text:span><text:span text:style-name="T3">видение прошлог</text:span><text:span text:style-name="T19">о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</text:span><text:span text:style-name="T2">атмосфера, </text:span><text:span text:style-name="T2">океаны, острова, </text:span><text:span text:style-name="T2">горы, пустыни , </text:span><text:span text:style-name="T2">рельеф, и прочее. </text:span></text:p>
            <text:p><text:span text:style-name="T3">интерьер и </text:span><text:span text:style-name="T3">экстерьер,</text:span></text:p>
            <text:p><text:span text:style-name="T3">вещи в широком </text:span><text:span text:style-name="T3">смысле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</text:span><text:span text:style-name="T2">временем </text:span><text:span text:style-name="T2">материальные </text:span><text:span text:style-name="T2">реальности, </text:span><text:span text:style-name="T2">рождающиеся </text:span><text:span text:style-name="T2">материальные </text:span><text:span text:style-name="T2">реальности</text:span></text:p>
          </table:table-cell>
          <table:table-cell table:style-name="ce3" office:value-type="string">
            <text:p>Материалистическая философия <text:span text:style-name="T1">механика, физика, </text:span><text:span text:style-name="T1">химия, </text:span><text:span text:style-name="T1">материаловедение </text:span><text:span text:style-name="T1">и прочие</text:span></text:p>
          </table:table-cell>
          <table:table-cell office:value-type="string">
            <text:p>Биологическая материальная реальность <text:s text:c="3"/><text:span text:style-name="T2">почвы, вода, воздух </text:span><text:span text:style-name="T2">минеральное сырье </text:span><text:span text:style-name="T2">— как результат </text:span><text:span text:style-name="T2">биологических </text:span><text:span text:style-name="T2">процессов, </text:span><text:span text:style-name="T2">организмы, тела </text:span><text:span text:style-name="T2">биологических </text:span><text:span text:style-name="T2">объектов. </text:span></text:p>
          </table:table-cell>
          <table:table-cell office:value-type="string">
            <text:p>Социальная материальная реальность <text:s/><text:span text:style-name="T2">конструкции, <text:s/></text:span><text:span text:style-name="T2">здания и </text:span><text:span text:style-name="T2">сооружения, </text:span><text:span text:style-name="T2">дороги . Машины, </text:span><text:span text:style-name="T2">Механизмы, </text:span><text:span text:style-name="T2">инструменты и </text:span><text:span text:style-name="T2">приспособления, </text:span><text:span text:style-name="T2">инфраструктура </text:span><text:span text:style-name="T2">(ее материальная </text:span><text:span text:style-name="T2">основа)</text:span></text:p>
          </table:table-cell>
          <table:table-cell office:value-type="string">
            <text:p>Культурная материальная реальность <text:span text:style-name="T2">материальные </text:span><text:span text:style-name="T2">объекты культуры, </text:span><text:span text:style-name="T2">памятники, </text:span><text:span text:style-name="T2">культурные здания </text:span><text:span text:style-name="T2">и сооружения</text:span></text:p>
          </table:table-cell>
          <table:table-cell office:value-type="string">
            <text:p>Политическая материальная реальность <text:s text:c="6"/><text:span text:style-name="T2">сила, власть </text:span><text:span text:style-name="T2">Охраняемая и </text:span><text:span text:style-name="T2">осваиваемая </text:span><text:span text:style-name="T2">материальная </text:span><text:span text:style-name="T2">реальность </text:span><text:span text:style-name="T8"><text:s/></text:span><text:span text:style-name="T8">(климат, например)</text:span></text:p>
          </table:table-cell>
          <table:table-cell office:value-type="string">
            <text:p>Предпринимательская материальная реальность <text:span text:style-name="T2">созданные в ходе </text:span><text:span text:style-name="T2">деятельности </text:span><text:span text:style-name="T2">материальные </text:span><text:span text:style-name="T2">реальности, </text:span><text:span text:style-name="T2">материальные </text:span><text:span text:style-name="T2">результаты </text:span><text:span text:style-name="T2">бизнеса, товары и </text:span><text:span text:style-name="T2">деньги</text:span></text:p>
          </table:table-cell>
          <table:table-cell office:value-type="string">
            <text:p>Идеальная материальная реальность <text:span text:style-name="T2">символические </text:span><text:span text:style-name="T2">материальные </text:span><text:span text:style-name="T2">реальности, </text:span><text:span text:style-name="T2">государственные </text:span><text:span text:style-name="T2">символы, <text:s/></text:span><text:span text:style-name="T2">драгоценности, </text:span><text:span text:style-name="T2">памятники,</text:span></text:p>
            <text:p><text:span text:style-name="T2">идеологизированны</text:span><text:span text:style-name="T2">е вещества и вещи, </text:span><text:span text:style-name="T2">ювелирные изделия </text:span></text:p>
          </table:table-cell>
          <table:table-cell office:value-type="string">
            <text:p>Информационная материальная реальность <text:span text:style-name="T2">материальные </text:span><text:span text:style-name="T2">носители </text:span><text:span text:style-name="T2">информации.</text:span></text:p>
            <text:p><text:span text:style-name="T3">бумажные и </text:span><text:span text:style-name="T3">электронные СМИ, </text:span><text:span text:style-name="T3">книги, библиотеки, </text:span><text:span text:style-name="T3">архивы</text:span></text:p>
          </table:table-cell>
          <table:table-cell office:value-type="string">
            <text:p>Бытовая материальная реальность <text:span text:style-name="T2">квартира, машина, </text:span><text:span text:style-name="T2">дача, мебель, </text:span><text:span text:style-name="T2">одежда-обувь, </text:span><text:span text:style-name="T2">отопление-</text:span><text:span text:style-name="T2">охлаждение, </text:span><text:span text:style-name="T2">водопровод, </text:span><text:span text:style-name="T2">канализация, связь, </text:span><text:span text:style-name="T2">всякие гизмы, </text:span><text:span text:style-name="T2">дивайсы, бытовой </text:span><text:span text:style-name="T2">инструмент и </text:span><text:span text:style-name="T2">приспособления</text:span></text:p>
          </table:table-cell>
          <table:table-cell office:value-type="string">
            <text:p>Сексуальная материальная реальность <text:span text:style-name="T2">сексуальные </text:span><text:span text:style-name="T2">приспособления, </text:span><text:span text:style-name="T2">вещи для секса</text:span></text:p>
          </table:table-cell>
          <table:table-cell office:value-type="string">
            <text:p>Мистическая материальная реальность <text:s text:c="5"/><text:span text:style-name="T2">вещи, обладающие </text:span><text:span text:style-name="T2">магическими </text:span><text:span text:style-name="T2">свойствами, </text:span><text:span text:style-name="T2">амулеты и обереги </text:span><text:span text:style-name="T2">и пр.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Распределенные в пространстве биологические реальности <text:span text:style-name="T2">биосфера, </text:span><text:span text:style-name="T2">биоценозы, </text:span><text:span text:style-name="T2">пространственное </text:span><text:span text:style-name="T2">воплощение жизни, </text:span><text:span text:style-name="T2"><text:s/>Экосистемы, </text:span><text:span text:style-name="T2">биологическое </text:span><text:span text:style-name="T2">пространственное </text:span><text:span text:style-name="T2">разнообразие</text:span></text:p>
          </table:table-cell>
          <table:table-cell office:value-type="string">
            <text:p>Существующие во времени биологические реальности <text:s text:c="3"/><text:span text:style-name="T2">циклы </text:span><text:span text:style-name="T2">жизни, сукцессии, </text:span><text:span text:style-name="T2">пищевые цепи, </text:span><text:span text:style-name="T2">метаморфизм, <text:s/></text:span><text:span text:style-name="T2">рост, развитие, </text:span><text:span text:style-name="T2">размножение, </text:span><text:span text:style-name="T2">умирание, </text:span><text:span text:style-name="T2">палеонтологическа</text:span><text:span text:style-name="T2">я история</text:span></text:p>
          </table:table-cell>
          <table:table-cell office:value-type="string">
            <text:p>Материализованные биологические реальности <text:span text:style-name="T2">Материальное <text:s/></text:span><text:span text:style-name="T2">воплощение </text:span><text:span text:style-name="T2">биологических </text:span><text:span text:style-name="T2">объектов, их </text:span><text:span text:style-name="T2">формы — тела </text:span><text:span text:style-name="T2">(стволы, туши и </text:span><text:span text:style-name="T2">прочее), </text:span><text:span text:style-name="T2">месторождения. </text:span><text:span text:style-name="T2">Лес, почва, </text:span><text:span text:style-name="T2">пустыня и прочее</text:span></text:p>
          </table:table-cell>
          <table:table-cell table:style-name="ce3" office:value-type="string">
            <text:p>Философия биологии <text:span text:style-name="T1">зоология, </text:span><text:span text:style-name="T1">ботаника, </text:span><text:span text:style-name="T1">микробиология, </text:span><text:span text:style-name="T1">генетика, </text:span><text:span text:style-name="T1">физиология, </text:span><text:span text:style-name="T1">психология</text:span></text:p>
          </table:table-cell>
          <table:table-cell office:value-type="string">
            <text:p>Социализованные биологические реальности <text:s text:c="9"/><text:span text:style-name="T2">еда и питание, сон, <text:s/></text:span><text:span text:style-name="T2">пищевые и прочие </text:span><text:span text:style-name="T2">зависимости, </text:span><text:span text:style-name="T2">отправление </text:span><text:span text:style-name="T2">естественных </text:span><text:span text:style-name="T2">потребностей, </text:span><text:span text:style-name="T2">Медицина, <text:s/></text:span><text:span text:style-name="T2">здоровье и болезни. </text:span></text:p>
          </table:table-cell>
          <table:table-cell office:value-type="string">
            <text:p>Окультуренные биологические реальности <text:span text:style-name="T2">окультуренные </text:span><text:span text:style-name="T2">биологические </text:span><text:span text:style-name="T2">реальности </text:span><text:span text:style-name="T2">(зоопарки, </text:span><text:span text:style-name="T2">сады,поля и прочее)</text:span></text:p>
          </table:table-cell>
          <table:table-cell office:value-type="string">
            <text:p>Политизированные биологические реальности <text:span text:style-name="T2">охраняемая живая </text:span><text:span text:style-name="T2">природа, </text:span><text:span text:style-name="T2">осваиваемая <text:s/></text:span><text:span text:style-name="T2">живая природа, </text:span><text:span text:style-name="T2">загрязняемая </text:span><text:span text:style-name="T2">природа </text:span></text:p>
          </table:table-cell>
          <table:table-cell office:value-type="string">
            <text:p>Вовлеченные в бизнес биологические реальности <text:span text:style-name="T2">созданные в ходе </text:span><text:span text:style-name="T2">деятельности </text:span><text:span text:style-name="T2">биологические </text:span><text:span text:style-name="T2">реальности , </text:span><text:span text:style-name="T2">биотехнологии. </text:span></text:p>
            <text:p><text:span text:style-name="T3">Сельское </text:span><text:span text:style-name="T3">хозяйство.</text:span></text:p>
          </table:table-cell>
          <table:table-cell office:value-type="string">
            <text:p>Идеализированные (сакрализованные) биологические реальности <text:span text:style-name="T2">полезные и вредные </text:span><text:span text:style-name="T2">биологические </text:span><text:span text:style-name="T2">реальности, <text:s/></text:span><text:span text:style-name="T2">охраняемые и </text:span><text:span text:style-name="T2">исчезающие формы </text:span><text:span text:style-name="T2">жизни.</text:span></text:p>
            <text:p><text:span text:style-name="T9"/></text:p>
          </table:table-cell>
          <table:table-cell office:value-type="string">
            <text:p>Информационные биологические реальности <text:span text:style-name="T2">биоинформационны</text:span><text:span text:style-name="T2">е реальности</text:span></text:p>
          </table:table-cell>
          <table:table-cell office:value-type="string">
            <text:p>Бытовые биологические реальности <text:span text:style-name="T2">продукты питания, </text:span><text:span text:style-name="T2">лекарства, </text:span><text:span text:style-name="T2">домашние </text:span><text:span text:style-name="T2">животные, <text:s/></text:span><text:span text:style-name="T2">паразиты,насеком</text:span><text:span text:style-name="T2">ые, микробы и </text:span><text:span text:style-name="T2">вирусы,</text:span></text:p>
            <text:p><text:span text:style-name="T3">здоровье, болезни в </text:span><text:span text:style-name="T3">бытовом смысле</text:span><text:span text:style-name="T16">.</text:span></text:p>
          </table:table-cell>
          <table:table-cell office:value-type="string">
            <text:p>Сексуальные биологические реальности <text:s text:c="7"/><text:span text:style-name="T2">пол, </text:span><text:span text:style-name="T2"><text:s/>гомо <text:s/>и </text:span><text:span text:style-name="T2">гетеросексуализм, <text:s/></text:span><text:span text:style-name="T2">сексуально- </text:span><text:span text:style-name="T2">привлекательные <text:s/></text:span><text:span text:style-name="T2">биологические </text:span><text:span text:style-name="T2">объекты</text:span></text:p>
          </table:table-cell>
          <table:table-cell office:value-type="string">
            <text:p>Мистическая биологическая реальность <text:span text:style-name="T2">волшебные и </text:span><text:span text:style-name="T2">магические формы </text:span><text:span text:style-name="T2">жизни (царевны-</text:span><text:span text:style-name="T2">лягушки, единороги, </text:span><text:span text:style-name="T2">аленькие цветочки </text:span><text:span text:style-name="T2">и пр)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Распределенная в пространстве социальная реальность <text:s text:c="2"/><text:span text:style-name="T2">страны, <text:s/></text:span><text:span text:style-name="T2">поселения, <text:s text:c="2"/></text:span><text:span text:style-name="T2">социальные </text:span><text:span text:style-name="T2">границы</text:span></text:p>
          </table:table-cell>
          <table:table-cell office:value-type="string">
            <text:p>Существующая во времени социальная реальность <text:span text:style-name="T2">события и </text:span><text:span text:style-name="T2">происшествия, </text:span><text:span text:style-name="T2">изменяющаяся во </text:span><text:span text:style-name="T2">времени социальная </text:span><text:span text:style-name="T2">реальность</text:span></text:p>
          </table:table-cell>
          <table:table-cell office:value-type="string">
            <text:p>Материализованная социальная реальность <text:s text:c="2"/><text:span text:style-name="T2">уровень жизни и </text:span><text:span text:style-name="T2">потребление</text:span></text:p>
          </table:table-cell>
          <table:table-cell office:value-type="string">
            <text:p>Биологизированная социальная реальность <text:s text:c="2"/><text:span text:style-name="T2">Семья, </text:span><text:span text:style-name="T2">род, племя, этнос, <text:s/></text:span><text:span text:style-name="T2">жизненный цикл, </text:span><text:span text:style-name="T2">смерть. </text:span><text:span text:style-name="T2">Образование, </text:span><text:span text:style-name="T2">воспитание, </text:span><text:span text:style-name="T2">социализация.</text:span></text:p>
          </table:table-cell>
          <table:table-cell table:style-name="ce3" office:value-type="string">
            <text:p>Социальная философия <text:span text:style-name="T1">социологии, </text:span><text:span text:style-name="T1">антропология</text:span></text:p>
          </table:table-cell>
          <table:table-cell office:value-type="string">
            <text:p>Окультуренная социальная реальность <text:s text:c="5"/><text:span text:style-name="T2">кино, </text:span><text:span text:style-name="T2">театры, музеи и <text:s text:c="2"/></text:span><text:span text:style-name="T2">прочее</text:span></text:p>
          </table:table-cell>
          <table:table-cell office:value-type="string">
            <text:p>Политизированная социальная реальность <text:span text:style-name="T2">социальная </text:span><text:span text:style-name="T2">структура, </text:span><text:span text:style-name="T2">социальные группы, </text:span><text:span text:style-name="T2">классы и сословия</text:span></text:p>
          </table:table-cell>
          <table:table-cell office:value-type="string">
            <text:p>Предпринимательская социальная реальность <text:s text:c="6"/><text:span text:style-name="T2">труд, рабочие </text:span><text:span text:style-name="T2">места</text:span></text:p>
          </table:table-cell>
          <table:table-cell office:value-type="string">
            <text:p>Идеализированная (сакрализованные) социальная реальность <text:span text:style-name="T2">конфессии, </text:span><text:span text:style-name="T2">субкультуры, </text:span><text:span text:style-name="T2">идеологизированны</text:span><text:span text:style-name="T2">е <text:s/>группы</text:span></text:p>
          </table:table-cell>
          <table:table-cell office:value-type="string">
            <text:p>Информационная социальная реальность <text:span text:style-name="T2">информационные </text:span><text:span text:style-name="T2">социальные </text:span><text:span text:style-name="T2">институты: связь </text:span><text:span text:style-name="T2">и символические </text:span><text:span text:style-name="T2">коммуникации, </text:span><text:span text:style-name="T2">телефон и </text:span><text:span text:style-name="T2">интернет</text:span><text:span text:style-name="T5"> </text:span></text:p>
          </table:table-cell>
          <table:table-cell office:value-type="string">
            <text:p>Бытовая социальная реальность <text:s text:c="5"/><text:span text:style-name="T2">«свои и чужие», </text:span><text:span text:style-name="T2">начальники и </text:span><text:span text:style-name="T2">подчиненные, </text:span><text:span text:style-name="T2">соседи, </text:span><text:span text:style-name="T2">родственники и </text:span><text:span text:style-name="T2">знакомые, друзья</text:span></text:p>
          </table:table-cell>
          <table:table-cell office:value-type="string">
            <text:p>Сексуальная социальная реальность <text:span text:style-name="T2">социальная </text:span><text:span text:style-name="T2">организация </text:span><text:span text:style-name="T2">сексуальных </text:span><text:span text:style-name="T2">отношений — </text:span><text:span text:style-name="T2">публичные дома, <text:s/></text:span><text:span text:style-name="T2">семья как </text:span><text:span text:style-name="T2">сексуальный </text:span><text:span text:style-name="T2">социальный </text:span><text:span text:style-name="T2">институт</text:span></text:p>
          </table:table-cell>
          <table:table-cell office:value-type="string">
            <text:p>Мистическая социальная реальность <text:span text:style-name="T2">иерархии колдунов </text:span><text:span text:style-name="T2">и магов, их </text:span><text:span text:style-name="T2">социальная </text:span><text:span text:style-name="T2">организация, </text:span><text:span text:style-name="T2">масоны и жиды, </text:span><text:span text:style-name="T2">буддистские </text:span><text:span text:style-name="T2">монахи,</text:span></text:p>
            <text:p><text:span text:style-name="T3">Трехсторонняя </text:span><text:span text:style-name="T3">комиссия и прочие </text:span><text:span text:style-name="T3">тайные общества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Культурная <text:s/>реальность</text:p>
          </table:table-cell>
          <table:table-cell office:value-type="string">
            <text:p>Распределенная в пространстве культурная реальность <text:span text:style-name="T2">европейская, </text:span><text:span text:style-name="T2">восточная, </text:span><text:span text:style-name="T2">северная и прочие </text:span><text:span text:style-name="T2">культуры</text:span></text:p>
          </table:table-cell>
          <table:table-cell office:value-type="string">
            <text:p>Существующая во времени культурная реальность <text:span text:style-name="T2">исчезнувшие </text:span><text:span text:style-name="T2">культуры, </text:span><text:span text:style-name="T2">возникающие </text:span><text:span text:style-name="T2">культуры, </text:span><text:span text:style-name="T2">актуальные </text:span><text:span text:style-name="T2">культуры</text:span></text:p>
          </table:table-cell>
          <table:table-cell office:value-type="string">
            <text:p>Материализованная культурная реальность <text:span text:style-name="T2">материализованны</text:span><text:span text:style-name="T2">е, представленные </text:span><text:span text:style-name="T2">вещами <text:s/>культуры. </text:span><text:span text:style-name="T2">Культуры, </text:span><text:span text:style-name="T2">детерминированны</text:span><text:span text:style-name="T2">е материальной </text:span><text:span text:style-name="T2">реальностью </text:span><text:span text:style-name="T2">(климатом, </text:span><text:span text:style-name="T2">например)</text:span></text:p>
            <text:p><text:span text:style-name="T7"/></text:p>
          </table:table-cell>
          <table:table-cell office:value-type="string">
            <text:p>Биологически детерминированные культурные реальности <text:span text:style-name="T4">культуры </text:span><text:span text:style-name="T4">собирателей, </text:span><text:span text:style-name="T4">скотоводов, </text:span><text:span text:style-name="T4">охотников и прочее</text:span></text:p>
          </table:table-cell>
          <table:table-cell office:value-type="string">
            <text:p>Социализированная культурная реальность <text:span text:style-name="T4">субкультуры</text:span></text:p>
          </table:table-cell>
          <table:table-cell table:style-name="ce8" office:value-type="string">
            <text:p><text:span text:style-name="T12">Философия</text:span> <text:span text:style-name="T12">культуры</text:span> <text:span text:style-name="T13">Культурология</text:span></text:p>
          </table:table-cell>
          <table:table-cell office:value-type="string">
            <text:p>Политизированная культурная реальность <text:span text:style-name="T4">политические </text:span><text:span text:style-name="T4">культуры</text:span></text:p>
          </table:table-cell>
          <table:table-cell office:value-type="string">
            <text:p>Предпринимательская культурная реальность <text:span text:style-name="T4">культуры </text:span><text:span text:style-name="T4">предпринимательс</text:span><text:span text:style-name="T4">тва</text:span></text:p>
          </table:table-cell>
          <table:table-cell office:value-type="string">
            <text:p>Идеализированная (сакрализованная) культурная реальность <text:span text:style-name="T4">идеологические </text:span><text:span text:style-name="T4">культуры</text:span></text:p>
          </table:table-cell>
          <table:table-cell office:value-type="string">
            <text:p>Информационная культурная реальность <text:span text:style-name="T4">информационные </text:span><text:span text:style-name="T4">культуры</text:span></text:p>
          </table:table-cell>
          <table:table-cell office:value-type="string">
            <text:p>Бытовая культурная реальность</text:p>
          </table:table-cell>
          <table:table-cell office:value-type="string">
            <text:p>Сексуальная культура</text:p>
          </table:table-cell>
          <table:table-cell office:value-type="string">
            <text:p>Мистифицированная культурная реальность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олитическая реальность</text:p>
          </table:table-cell>
          <table:table-cell office:value-type="string">
            <text:p>Пространственная политика <text:span text:style-name="T2">Государства, </text:span><text:span text:style-name="T2">административно-</text:span><text:span text:style-name="T2">территориальное </text:span><text:span text:style-name="T2">деление, </text:span><text:span text:style-name="T2">государственные и </text:span><text:span text:style-name="T2">административны</text:span><text:span text:style-name="T2">е границы, округа, </text:span><text:span text:style-name="T2">межгосударственн</text:span><text:span text:style-name="T2">ые союзы</text:span></text:p>
          </table:table-cell>
          <table:table-cell office:value-type="string">
            <text:p>Существующая во времени политическая реальность <text:s/><text:span text:style-name="T2">рабочее время, </text:span><text:span text:style-name="T2">время отдыха, </text:span><text:span text:style-name="T2">система </text:span><text:span text:style-name="T2">праздников, сезоны, </text:span><text:span text:style-name="T2">поясное время, </text:span><text:span text:style-name="T2">декретное время и </text:span><text:span text:style-name="T2">пр.</text:span></text:p>
          </table:table-cell>
          <table:table-cell office:value-type="string">
            <text:p>Политика управления материальными ресурсами <text:span text:style-name="T4"><text:s/></text:span><text:span text:style-name="T4">распределительные </text:span><text:span text:style-name="T4">институты</text:span></text:p>
          </table:table-cell>
          <table:table-cell office:value-type="string">
            <text:p>Биологизированная политическая реальность. Биологическая политика <text:span text:style-name="T2">регулирование </text:span><text:span text:style-name="T2">рождаемости и </text:span><text:span text:style-name="T2">смертности, </text:span><text:span text:style-name="T2">борьба за здоровый </text:span><text:span text:style-name="T2">образ жизни, </text:span><text:span text:style-name="T2">борьба с </text:span><text:span text:style-name="T2">инфекционными </text:span><text:span text:style-name="T2">болезнями, и пр</text:span></text:p>
          </table:table-cell>
          <table:table-cell office:value-type="string">
            <text:p>Социализированная политическая реальность. Социальная политика. <text:span text:style-name="T2">семейная, </text:span><text:span text:style-name="T2">пенсионная, <text:s/></text:span><text:span text:style-name="T2">образовательная и </text:span><text:span text:style-name="T2">пр политики</text:span></text:p>
          </table:table-cell>
          <table:table-cell office:value-type="string">
            <text:p>Окультуренная политическая реальность. <text:span text:style-name="T4">Культурная </text:span><text:span text:style-name="T4">политика</text:span>.</text:p>
          </table:table-cell>
          <table:table-cell table:style-name="ce3" office:value-type="string">
            <text:p>Политическая философия <text:span text:style-name="T1">политология, </text:span><text:span text:style-name="T1">политические </text:span><text:span text:style-name="T1">науки</text:span></text:p>
          </table:table-cell>
          <table:table-cell office:value-type="string">
            <text:p>Предпринимательская политическая реальность <text:s/><text:span text:style-name="T2">захваты рынков, </text:span><text:span text:style-name="T2">демпинг, </text:span><text:span text:style-name="T2">рейдерство и, </text:span><text:span text:style-name="T2">прочее</text:span></text:p>
          </table:table-cell>
          <table:table-cell office:value-type="string">
            <text:p>Идеализированная политическая реальность</text:p>
          </table:table-cell>
          <table:table-cell office:value-type="string">
            <text:p>Информационная политическая реальность</text:p>
          </table:table-cell>
          <table:table-cell office:value-type="string">
            <text:p>Бытовая политическая реальность</text:p>
          </table:table-cell>
          <table:table-cell office:value-type="string">
            <text:p>Сексуальная политическая реальность</text:p>
          </table:table-cell>
          <table:table-cell office:value-type="string">
            <text:p>Мистифицированная политическая реальность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едпринимательская реальность</text:p>
          </table:table-cell>
          <table:table-cell office:value-type="string">
            <text:p>Распределенная в пространстве предпринимательская реальность<text:span text:style-name="T2"> </text:span><text:span text:style-name="T2">торговля </text:span><text:span text:style-name="T2">пространством, </text:span><text:span text:style-name="T2">землей. Границы </text:span><text:span text:style-name="T2">бизнесов</text:span></text:p>
          </table:table-cell>
          <table:table-cell office:value-type="string">
            <text:p>Связанная со временем предпринимательская реальность <text:span text:style-name="T2">фьючерсы, </text:span><text:span text:style-name="T2">прогнозы, </text:span></text:p>
            <text:p><text:span text:style-name="T3">«время- деньги»</text:span></text:p>
          </table:table-cell>
          <table:table-cell office:value-type="string">
            <text:p>Материализованная предпринимательская реальность <text:span text:style-name="T2">бизнес с </text:span><text:span text:style-name="T2">материальными </text:span><text:span text:style-name="T2">реальностями </text:span><text:span text:style-name="T2">-вещами и </text:span><text:span text:style-name="T2">веществами</text:span></text:p>
          </table:table-cell>
          <table:table-cell office:value-type="string">
            <text:p>Бизнес на биологических объектах <text:span text:style-name="T5"><text:s text:c="4"/></text:span><text:span text:style-name="T2">медицинский </text:span><text:span text:style-name="T2">бизнес, </text:span><text:span text:style-name="T2">сельскохозяйственн</text:span><text:span text:style-name="T2">ый бизнес, спорт </text:span></text:p>
          </table:table-cell>
          <table:table-cell office:value-type="string">
            <text:p>Бизнес на “социалке” <text:span text:style-name="T2">социальное </text:span><text:span text:style-name="T2">конструирование, </text:span><text:span text:style-name="T2">проектирование,со</text:span><text:span text:style-name="T2">циальная защита, </text:span><text:span text:style-name="T2">благотворительнос</text:span><text:span text:style-name="T2">ть, социальные </text:span><text:span text:style-name="T2">бизнесы — </text:span><text:span text:style-name="T2">торговля <text:s/></text:span><text:span text:style-name="T2">гарантиями </text:span><text:span text:style-name="T2">(страховка)</text:span></text:p>
          </table:table-cell>
          <table:table-cell table:style-name="ce9" office:value-type="string">
            <text:p>Бизнес на культуре <text:span text:style-name="T2">культурное </text:span><text:span text:style-name="T2">предпринимательс</text:span><text:span text:style-name="T2">тво, бизнес на </text:span><text:span text:style-name="T2">развлечениях, </text:span><text:span text:style-name="T2">бизнес на </text:span><text:span text:style-name="T2">культурных </text:span><text:span text:style-name="T2">потребностях и </text:span><text:span text:style-name="T2">стереотипах</text:span><text:span text:style-name="T4"> </text:span></text:p>
          </table:table-cell>
          <table:table-cell office:value-type="string">
            <text:p>Бизнес на политике</text:p>
          </table:table-cell>
          <table:table-cell table:style-name="ce3" office:value-type="string">
            <text:p>Предпринимательская философия <text:span text:style-name="T1">теория </text:span><text:span text:style-name="T1">деятельности, </text:span><text:span text:style-name="T1">праксеология</text:span></text:p>
          </table:table-cell>
          <table:table-cell table:style-name="ce13" office:value-type="string">
            <text:p>Бизнес на идеях и ценностях <text:span text:style-name="T4">конструирование </text:span><text:span text:style-name="T4">идей, их продажа, </text:span><text:span text:style-name="T4">конверсия </text:span><text:span text:style-name="T4">ценностей и идей в </text:span><text:span text:style-name="T4">стоимости</text:span></text:p>
          </table:table-cell>
          <table:table-cell table:style-name="ce13" office:value-type="string">
            <text:p>Бизнес на информации <text:span text:style-name="T2">покупка-продажа </text:span><text:span text:style-name="T2">информации, </text:span><text:span text:style-name="T2">рекламирование, </text:span><text:span text:style-name="T2">создание </text:span><text:span text:style-name="T2">информации</text:span></text:p>
          </table:table-cell>
          <table:table-cell table:style-name="ce13" office:value-type="string">
            <text:p>Бытовой бизнес <text:span text:style-name="T2">заработать, </text:span><text:span text:style-name="T2">спиздить, купить </text:span><text:span text:style-name="T2">— продать, </text:span><text:span text:style-name="T2">наварить, наебать, </text:span><text:span text:style-name="T2">попилить</text:span></text:p>
          </table:table-cell>
          <table:table-cell office:value-type="string">
            <text:p>Бизнес на сексе <text:span text:style-name="T4">проституция, </text:span><text:span text:style-name="T4">торговля </text:span><text:span text:style-name="T4">сексуальными </text:span><text:span text:style-name="T4">образами</text:span></text:p>
          </table:table-cell>
          <table:table-cell office:value-type="string">
            <text:p>Бизнес на мистике и магии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и ценности пространства <text:span text:style-name="T4">изобразительное </text:span><text:span text:style-name="T4">искусство, </text:span><text:span text:style-name="T4">фоторафия, </text:span><text:span text:style-name="T4">ценности </text:span><text:span text:style-name="T4">пространства</text:span></text:p>
          </table:table-cell>
          <table:table-cell office:value-type="string">
            <text:p>Идеи времен, дух времени и ценности времени <text:s text:c="2"/><text:s/><text:span text:style-name="T4">ритм, музыка</text:span></text:p>
          </table:table-cell>
          <table:table-cell office:value-type="string">
            <text:p>Материалистические идеи и ценности <text:span text:style-name="T2">Идеи </text:span><text:span text:style-name="T2">материальной </text:span><text:span text:style-name="T2">культуры в </text:span><text:span text:style-name="T2">широком смысле, </text:span></text:p>
            <text:p><text:span text:style-name="T2">идеи вещей, </text:span><text:span text:style-name="T2">материальные </text:span><text:span text:style-name="T2">ценности,ценности </text:span><text:span text:style-name="T2">производства. </text:span><text:span text:style-name="T3">Понятия о нормах </text:span><text:span text:style-name="T3">потребления и его </text:span><text:span text:style-name="T3">ценностях. </text:span><text:span text:style-name="T3">Потребительская </text:span><text:span text:style-name="T3">мораль</text:span></text:p>
          </table:table-cell>
          <table:table-cell office:value-type="string">
            <text:p>Биологические идеи и ценности</text:p>
            <text:p><text:span text:style-name="T2">идеи биологических </text:span><text:span text:style-name="T2">потребностей, <text:s text:c="2"/></text:span><text:span text:style-name="T2">идеологизированны</text:span><text:span text:style-name="T2">е запреты и </text:span><text:span text:style-name="T2">ограничения на </text:span><text:span text:style-name="T2">питание, <text:s/>идеи </text:span><text:span text:style-name="T2">здоровья и болезни, </text:span><text:span text:style-name="T2">з Ценность жизни. </text:span><text:span text:style-name="T2">Биологическая </text:span><text:span text:style-name="T2">этика</text:span></text:p>
          </table:table-cell>
          <table:table-cell office:value-type="string">
            <text:p>Социальные идеи и ценности <text:span text:style-name="T4">социальные нормы, </text:span><text:span text:style-name="T4">социальная этика</text:span></text:p>
          </table:table-cell>
          <table:table-cell office:value-type="string">
            <text:p>Культурные идеи и ценности</text:p>
          </table:table-cell>
          <table:table-cell office:value-type="string">
            <text:p>Политические идеи и ценности <text:span text:style-name="T3">идеи </text:span><text:span text:style-name="T3">добра, </text:span><text:span text:style-name="T3">справедливости </text:span><text:span text:style-name="T3">свобода, служение, </text:span><text:span text:style-name="T3">и прочие.Нормы </text:span><text:span text:style-name="T3">политической </text:span><text:span text:style-name="T3">жизни.</text:span></text:p>
            <text:p><text:span text:style-name="T2">Политическая </text:span><text:span text:style-name="T2">этика этика</text:span></text:p>
          </table:table-cell>
          <table:table-cell office:value-type="string">
            <text:p>Предпринимательские идеи и ценности <text:s text:c="9"/><text:span text:style-name="T2">Идеи </text:span><text:span text:style-name="T2">эффективности, </text:span><text:span text:style-name="T2">наживы, и прочее,</text:span></text:p>
            <text:p><text:span text:style-name="T2">идеи – схемы </text:span><text:span text:style-name="T2">бизнесов</text:span></text:p>
            <text:p><text:span text:style-name="T3">ценности <text:s/></text:span><text:span text:style-name="T3">предпринимательс</text:span><text:span text:style-name="T3">тва, идеи товаров </text:span><text:span text:style-name="T3">и денег. Нормы </text:span><text:span text:style-name="T3">предпринимательск</text:span><text:span text:style-name="T3">ой деятельности, </text:span><text:span text:style-name="T3">бизнес-мораль</text:span></text:p>
          </table:table-cell>
          <table:table-cell table:style-name="ce3" office:value-type="string">
            <text:p>Идеалистическая философия <text:span text:style-name="T14">литературная и </text:span><text:span text:style-name="T14">художественная </text:span><text:span text:style-name="T14">критики, </text:span><text:span text:style-name="T14">искусствознание</text:span></text:p>
          </table:table-cell>
          <table:table-cell office:value-type="string">
            <text:p>Идеи и ценности информационной реальности <text:span text:style-name="T4">информационная </text:span><text:span text:style-name="T4">этика</text:span></text:p>
          </table:table-cell>
          <table:table-cell office:value-type="string">
            <text:p>Бытовые идеи и <text:s/>ценности <text:s text:c="3"/><text:span text:style-name="T2">пожрать, поспать, </text:span><text:span text:style-name="T2">развлечься, выпить </text:span><text:span text:style-name="T2">и закусить, </text:span><text:span text:style-name="T2">покурить и </text:span><text:span text:style-name="T2">вмазать <text:s/>. Бытовая </text:span><text:span text:style-name="T2">мораль</text:span></text:p>
          </table:table-cell>
          <table:table-cell office:value-type="string">
            <text:p>Сексуальные идеи и ценности</text:p>
          </table:table-cell>
          <table:table-cell office:value-type="string">
            <text:p>Мистические и магические идеи и ценности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нформационная реальность</text:p>
          </table:table-cell>
          <table:table-cell office:value-type="string">
            <text:p>Информация о пространстве <text:span text:style-name="T2">карты, схемы, </text:span><text:span text:style-name="T2">разметки дорог, </text:span><text:span text:style-name="T2">указатели и прочее, </text:span><text:span text:style-name="T2">системы </text:span><text:span text:style-name="T2">координат, GPS-</text:span><text:span text:style-name="T2">навигация</text:span></text:p>
          </table:table-cell>
          <table:table-cell office:value-type="string">
            <text:p>Информация о времени <text:s text:c="8"/><text:span text:style-name="T4">точное время, </text:span><text:span text:style-name="T4">поясное время, </text:span><text:span text:style-name="T4">времена года- </text:span><text:span text:style-name="T4">сезоны</text:span></text:p>
          </table:table-cell>
          <table:table-cell office:value-type="string">
            <text:p>Информация о материальных объектах <text:s text:c="5"/><text:span text:style-name="T4">реклама вещей и </text:span><text:span text:style-name="T4">веществ. </text:span><text:span text:style-name="T2">Информация о </text:span><text:span text:style-name="T2">погоде и природных </text:span><text:span text:style-name="T2">явлений типа </text:span><text:span text:style-name="T2">магнитных бурь. </text:span><text:span text:style-name="T2">Новости </text:span><text:span text:style-name="T2">материального </text:span><text:span text:style-name="T2">мира,</text:span></text:p>
          </table:table-cell>
          <table:table-cell office:value-type="string">
            <text:p>Биологическая информация <text:s/><text:span text:style-name="T5">б</text:span><text:span text:style-name="T2">иологические и </text:span><text:span text:style-name="T2">медицинские </text:span><text:span text:style-name="T2">справочники и </text:span><text:span text:style-name="T2">прочее. <text:s/></text:span><text:span text:style-name="T2">Информация о </text:span><text:span text:style-name="T2">биологических </text:span><text:span text:style-name="T2">опасностях.</text:span></text:p>
            <text:p><text:span text:style-name="T2">Новости о </text:span><text:span text:style-name="T2">биологической </text:span><text:span text:style-name="T2">реальности. </text:span><text:span text:style-name="T2">Реклама здоровья, </text:span><text:span text:style-name="T2">чистоты и пр.</text:span></text:p>
          </table:table-cell>
          <table:table-cell office:value-type="string">
            <text:p>Социальная информация</text:p>
            <text:p><text:span text:style-name="T3">социальная </text:span><text:span text:style-name="T3">статистика, </text:span><text:span text:style-name="T3">социологические и </text:span><text:span text:style-name="T3">прочие </text:span><text:span text:style-name="T3">обследования, </text:span><text:span text:style-name="T3">новости о </text:span><text:span text:style-name="T3">социальной </text:span><text:span text:style-name="T3">реальности, в том </text:span><text:span text:style-name="T3">числе местные, </text:span><text:span text:style-name="T3">вроде смертей, </text:span><text:span text:style-name="T3">браков и разводов. </text:span><text:span text:style-name="T3">Социальная </text:span><text:span text:style-name="T3">реклама</text:span><text:span text:style-name="T9"><text:tab/></text:span></text:p>
            <text:p><text:span text:style-name="T10"/></text:p>
          </table:table-cell>
          <table:table-cell office:value-type="string">
            <text:p>Культурная информация <text:span text:style-name="T4">информация о </text:span><text:span text:style-name="T4">событиях </text:span><text:span text:style-name="T4">культуры</text:span></text:p>
          </table:table-cell>
          <table:table-cell office:value-type="string">
            <text:p>Политическая информация <text:span text:style-name="T2">информационные </text:span><text:span text:style-name="T2">поводы, </text:span><text:span text:style-name="T2">политические </text:span><text:span text:style-name="T2">новости. </text:span><text:span text:style-name="T2">Политическая </text:span><text:span text:style-name="T2">реклама</text:span></text:p>
          </table:table-cell>
          <table:table-cell office:value-type="string">
            <text:p>Бизнес-информация <text:span text:style-name="T4">индексы деловой </text:span><text:span text:style-name="T4">активности, цены, </text:span><text:span text:style-name="T4">прогнозы и пр</text:span></text:p>
          </table:table-cell>
          <table:table-cell office:value-type="string">
            <text:p>Информация о идеях и ценностях</text:p>
          </table:table-cell>
          <table:table-cell table:style-name="ce3" office:value-type="string">
            <text:p>Информационная философия <text:s text:c="3"/><text:span text:style-name="T15"><text:s/></text:span><text:span text:style-name="T1">теория информации</text:span></text:p>
          </table:table-cell>
          <table:table-cell office:value-type="string">
            <text:p>Бытовая информация <text:s text:c="2"/><text:span text:style-name="T2">слухи, сплетни, </text:span><text:span text:style-name="T2">истории из жизни </text:span><text:span text:style-name="T2">звезд, анекдоты.</text:span><text:span text:style-name="T5"> </text:span></text:p>
          </table:table-cell>
          <table:table-cell office:value-type="string">
            <text:p>Информация о сексуальной реальности <text:span text:style-name="T4">порнуха, </text:span><text:span text:style-name="T4">сексуальное </text:span><text:span text:style-name="T4">просвещение и </text:span><text:span text:style-name="T4">прочее</text:span></text:p>
          </table:table-cell>
          <table:table-cell office:value-type="string">
            <text:p>Информация о мистической реальности <text:span text:style-name="T4">гороскопы, тайные </text:span><text:span text:style-name="T4">знаки, приметы </text:span><text:span text:style-name="T4">шифрованные </text:span><text:span text:style-name="T4">тексты и пр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ытовая реальность</text:p>
          </table:table-cell>
          <table:table-cell table:style-name="ce6" office:value-type="string">
            <text:p><text:span text:style-name="T5">Быт в пространстве </text:span><text:span text:style-name="T2">преодоление <text:s/></text:span><text:span text:style-name="T2">пространства в </text:span><text:span text:style-name="T2">быту — на работу </text:span><text:span text:style-name="T2">и с работы, домой </text:span><text:span text:style-name="T2">и на дачу, в гости и </text:span><text:span text:style-name="T2">в ресторан, в </text:span><text:span text:style-name="T2">магазин и пр., </text:span><text:span text:style-name="T2">транспорт, </text:span><text:span text:style-name="T2">обустройство </text:span><text:span text:style-name="T2">пространства</text:span></text:p>
          </table:table-cell>
          <table:table-cell office:value-type="string">
            <text:p>Быт во времени <text:span text:style-name="T2">временные </text:span><text:span text:style-name="T2">затраты на </text:span><text:span text:style-name="T2">работу, на отдых, </text:span><text:span text:style-name="T2">на развлечение, на </text:span><text:span text:style-name="T2">сон и прочее</text:span></text:p>
          </table:table-cell>
          <table:table-cell office:value-type="string">
            <text:p>Материализованный быт <text:s text:c="11"/><text:span text:style-name="T4">уровень жизни и </text:span><text:span text:style-name="T4">потребления </text:span><text:span text:style-name="T4">материальных благ</text:span></text:p>
          </table:table-cell>
          <table:table-cell office:value-type="string">
            <text:p>Биологический быт <text:s/><text:span text:style-name="T2">состояние </text:span><text:span text:style-name="T2">здоровья, лечение -</text:span><text:span text:style-name="T2">процедуры, прием </text:span><text:span text:style-name="T2">лекарств, </text:span><text:span text:style-name="T2">структура </text:span><text:span text:style-name="T2">питания-диета, </text:span><text:span text:style-name="T2">организация </text:span><text:span text:style-name="T2">отдыха и сна</text:span></text:p>
          </table:table-cell>
          <table:table-cell office:value-type="string">
            <text:p>Социальный быт <text:s/><text:span text:style-name="T2">семейные и </text:span><text:span text:style-name="T2">родственные, </text:span><text:span text:style-name="T2">дружеские, </text:span><text:span text:style-name="T2">враждебные </text:span><text:span text:style-name="T2">отношения, <text:s/></text:span></text:p>
          </table:table-cell>
          <table:table-cell office:value-type="string">
            <text:p>Культурный быт <text:span text:style-name="T4">театр, кино, ТВ, </text:span><text:span text:style-name="T4">развлечения и </text:span><text:span text:style-name="T4">прочее</text:span></text:p>
          </table:table-cell>
          <table:table-cell office:value-type="string">
            <text:p>Политический быт <text:span text:style-name="T5">политические </text:span><text:span text:style-name="T2">споры и разговоры, </text:span><text:span text:style-name="T2">собрания и </text:span><text:span text:style-name="T2">встречи, союзы и </text:span><text:span text:style-name="T2">соглашения</text:span></text:p>
          </table:table-cell>
          <table:table-cell office:value-type="string">
            <text:p>Предпринимательский быт <text:s text:c="6"/><text:span text:style-name="T2">деловые встречи, </text:span><text:span text:style-name="T2">знакомства и связи, </text:span><text:span text:style-name="T2">деловые контакты </text:span><text:span text:style-name="T2">в бане, ресторане, </text:span><text:span text:style-name="T2">на охоте, </text:span><text:span text:style-name="T2">совместный отдых </text:span><text:span text:style-name="T2">партнеров</text:span></text:p>
          </table:table-cell>
          <table:table-cell office:value-type="string">
            <text:p>Идеологический быт <text:s text:c="17"/><text:span text:style-name="T2">походы в церковь </text:span><text:span text:style-name="T2">или к святым </text:span><text:span text:style-name="T2">местам, <text:s/>посиделки </text:span><text:span text:style-name="T2"><text:s/>обсуждением </text:span><text:span text:style-name="T2">судеб родины</text:span></text:p>
          </table:table-cell>
          <table:table-cell office:value-type="string">
            <text:p>Информационный быт <text:s text:c="9"/><text:span text:style-name="T4">смотрение ТВ, </text:span><text:span text:style-name="T4">радио, чтение </text:span><text:span text:style-name="T4">газет, поиски </text:span><text:span text:style-name="T4">информации в сети</text:span></text:p>
          </table:table-cell>
          <table:table-cell table:style-name="ce3" office:value-type="string">
            <text:p>Обывательская философия</text:p>
          </table:table-cell>
          <table:table-cell office:value-type="string">
            <text:p>Сексуальный быт <text:span text:style-name="T4">привычный и </text:span><text:span text:style-name="T4">экстремальный </text:span><text:span text:style-name="T4">секс</text:span></text:p>
          </table:table-cell>
          <table:table-cell office:value-type="string">
            <text:p>Мистически-магический быт <text:s/><text:span text:style-name="T2">исполнение </text:span><text:span text:style-name="T2">магических обрядов </text:span><text:span text:style-name="T2">вроде «плюнь через </text:span><text:span text:style-name="T2">левое плечо», </text:span><text:span text:style-name="T2">номера на машины </text:span><text:span text:style-name="T2">с мистическими </text:span><text:span text:style-name="T2">наборами цифр и </text:span><text:span text:style-name="T2">прочее </text:span><text:span text:style-name="T2">отслеживание при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Сексуальная реальность</text:p>
          </table:table-cell>
          <table:table-cell office:value-type="string">
            <text:p>Секс в пространстве <text:span text:style-name="T4">пространственно </text:span><text:span text:style-name="T4">различающиеся </text:span><text:span text:style-name="T4">сексуальные </text:span><text:span text:style-name="T4">практики </text:span><text:span text:style-name="T4">(восточные, </text:span><text:span text:style-name="T4">западные <text:s/>пр)</text:span></text:p>
          </table:table-cell>
          <table:table-cell office:value-type="string">
            <text:p>Секс во времени <text:span text:style-name="T2">доисторический </text:span><text:span text:style-name="T2">секс, современный </text:span><text:span text:style-name="T2">секс, ситуативный </text:span><text:span text:style-name="T2">секс</text:span></text:p>
          </table:table-cell>
          <table:table-cell office:value-type="string">
            <text:p>Материализованная сексуальная реальность <text:span text:style-name="T4">сексапильность</text:span></text:p>
          </table:table-cell>
          <table:table-cell office:value-type="string">
            <text:p>Биологизированная сексуальная реальность <text:span text:style-name="T4">потенция</text:span></text:p>
          </table:table-cell>
          <table:table-cell office:value-type="string">
            <text:p>Социализированная сексуальная реальность <text:span text:style-name="T4">семейный секс, </text:span><text:span text:style-name="T4">промискуитет и </text:span><text:span text:style-name="T4">прочее</text:span></text:p>
          </table:table-cell>
          <table:table-cell office:value-type="string">
            <text:p>Культурный секс <text:s text:c="4"/><text:span text:style-name="T4"><text:s/></text:span><text:span text:style-name="T4">секс, определенный </text:span><text:span text:style-name="T4">культурными </text:span><text:span text:style-name="T4">нормами</text:span></text:p>
          </table:table-cell>
          <table:table-cell office:value-type="string">
            <text:p>Политизированный секс <text:s text:c="5"/><text:span text:style-name="T4">политическая </text:span><text:span text:style-name="T4">проституция</text:span></text:p>
          </table:table-cell>
          <table:table-cell table:style-name="ce12" office:value-type="string">
            <text:p>Коммерческий секс, проституция</text:p>
          </table:table-cell>
          <table:table-cell office:value-type="string">
            <text:p>Идеологизированный секс <text:s text:c="5"/><text:span text:style-name="T4">тантризм и прочее</text:span></text:p>
          </table:table-cell>
          <table:table-cell office:value-type="string">
            <text:p>Информационный секс <text:s text:c="13"/><text:span text:style-name="T4">эротика, порнуха</text:span></text:p>
          </table:table-cell>
          <table:table-cell office:value-type="string">
            <text:p>Бытовой секс</text:p>
          </table:table-cell>
          <table:table-cell table:style-name="ce3" office:value-type="string">
            <text:p>Сексуальная философия <text:span text:style-name="T17">сексология</text:span></text:p>
          </table:table-cell>
          <table:table-cell office:value-type="string">
            <text:p>Мистифицированная сексуальная реальность <text:span text:style-name="T4">магический секс, </text:span><text:span text:style-name="T4">обрядовый секс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истическая реальность</text:p>
          </table:table-cell>
          <table:table-cell office:value-type="string">
            <text:p>Мистика и магия в пространстве <text:span text:style-name="T4">магическая </text:span><text:span text:style-name="T4">трансформация </text:span><text:span text:style-name="T4">пространства</text:span></text:p>
          </table:table-cell>
          <table:table-cell office:value-type="string">
            <text:p>Мистика и магия времени <text:span text:style-name="T4">воздействие на </text:span><text:span text:style-name="T4">время, </text:span><text:span text:style-name="T4">путешествия в </text:span><text:span text:style-name="T4">прошлое и будущее</text:span></text:p>
          </table:table-cell>
          <table:table-cell office:value-type="string">
            <text:p>Мистика и магия с материальной реальностью <text:span text:style-name="T5">трансмутации </text:span><text:span text:style-name="T5">элементов, </text:span><text:span text:style-name="T5">превращение одних </text:span><text:span text:style-name="T5">матери альных </text:span><text:span text:style-name="T5">реальностей <text:s/>в </text:span><text:span text:style-name="T5">другие, </text:span></text:p>
          </table:table-cell>
          <table:table-cell office:value-type="string">
            <text:p>Биологическая мистика и магия <text:span text:style-name="T2">превращение одних </text:span><text:span text:style-name="T2">форм жизни в </text:span><text:span text:style-name="T2">другие, заговоры </text:span><text:span text:style-name="T2">от болезней, </text:span><text:span text:style-name="T2">магическое </text:span><text:span text:style-name="T2">оживление и </text:span><text:span text:style-name="T2">убиение</text:span></text:p>
          </table:table-cell>
          <table:table-cell office:value-type="string">
            <text:p>Социальная мистика и магия <text:span text:style-name="T2">привороты, </text:span><text:span text:style-name="T2">заговоры, и пр. </text:span><text:span text:style-name="T2">колдовство как </text:span><text:span text:style-name="T2">социальные </text:span><text:span text:style-name="T2">действия</text:span></text:p>
          </table:table-cell>
          <table:table-cell office:value-type="string">
            <text:p>Культурная мистика и магия <text:span text:style-name="T2">принятые в </text:span><text:span text:style-name="T2">культуре </text:span><text:span text:style-name="T2">магические </text:span><text:span text:style-name="T2">действия, ритуалы </text:span><text:span text:style-name="T2">(такие как </text:span><text:span text:style-name="T2">“спасибо”, </text:span><text:span text:style-name="T2">“пожалуйста”, </text:span><text:span text:style-name="T2">рукопожатия и </text:span><text:span text:style-name="T2">поцелуи</text:span></text:p>
          </table:table-cell>
          <table:table-cell office:value-type="string">
            <text:p>Политическая мистика и магия <text:span text:style-name="T2">заколдовывание </text:span><text:span text:style-name="T2">политических </text:span><text:span text:style-name="T2">противников и </text:span><text:span text:style-name="T2">вербовка </text:span><text:span text:style-name="T2">союзников. </text:span><text:span text:style-name="T2">Собрания тайных </text:span><text:span text:style-name="T2">обществ</text:span></text:p>
          </table:table-cell>
          <table:table-cell office:value-type="string">
            <text:p>Предпринимательская мистика и магия <text:s text:c="10"/><text:span text:style-name="T2">деловое </text:span><text:span text:style-name="T2">колдовство: </text:span><text:span text:style-name="T2">заколдовывание </text:span><text:span text:style-name="T2">партнеров и </text:span><text:span text:style-name="T2">конкурентов</text:span></text:p>
          </table:table-cell>
          <table:table-cell office:value-type="string">
            <text:p>Идеологическая мистика и магия <text:span text:style-name="T2">черная и белая </text:span><text:span text:style-name="T2">магии, злое и </text:span><text:span text:style-name="T2">доброе колдовство, </text:span><text:span text:style-name="T2">мистическая </text:span><text:span text:style-name="T2">борьба добра и зла, </text:span><text:span text:style-name="T2">инь и янь.</text:span></text:p>
          </table:table-cell>
          <table:table-cell office:value-type="string">
            <text:p>Информационная мистика и магия <text:s/><text:span text:style-name="T2">25 </text:span><text:span text:style-name="T2">кадр, <text:s/>реклама </text:span><text:span text:style-name="T2">колдунов, магов, </text:span><text:span text:style-name="T2">передачи о тайных </text:span><text:span text:style-name="T2">обществах и </text:span><text:span text:style-name="T2">прочем</text:span></text:p>
          </table:table-cell>
          <table:table-cell office:value-type="string">
            <text:p>Бытовая мистика и магия <text:s text:c="8"/><text:span text:style-name="T2">заговоры, </text:span><text:span text:style-name="T2">приметы, </text:span><text:span text:style-name="T2">магические </text:span><text:span text:style-name="T2">запреты на </text:span><text:span text:style-name="T2">бытовые действия</text:span></text:p>
          </table:table-cell>
          <table:table-cell office:value-type="string">
            <text:p>Сексуальная мистика и магия <text:span text:style-name="T2">привороты — </text:span><text:span text:style-name="T2">отвороты, </text:span><text:span text:style-name="T2">увеличение </text:span><text:span text:style-name="T2">-уменьшение </text:span><text:span text:style-name="T2">потенции,сексапиль</text:span><text:span text:style-name="T2">ности, любовные </text:span><text:span text:style-name="T2">заговоры</text:span></text:p>
          </table:table-cell>
          <table:table-cell table:style-name="ce3" office:value-type="string">
            <text:p>Философия мистики и магии</text:p>
          </table:table-cell>
          <table:table-cell table:number-columns-repeated="242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Стиль_20_стрелок_20_1" draw:display-name="Стиль стрелок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fo:border="0.035cm solid #000000" fo:padding="0cm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1:12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0T14:06:39</meta:creation-date>
    <dc:creator>simon kordonsky</dc:creator>
    <dc:date>2009-08-23T11:12:59</dc:date>
    <dc:language>ru-RU</dc:language>
    <meta:editing-cycles>4</meta:editing-cycles>
    <meta:editing-duration>PT00H11M15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